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6a08e" officeooo:paragraph-rsid="0006a08e"/>
    </style:style>
    <style:style style:name="P2" style:family="paragraph" style:parent-style-name="Standard">
      <style:text-properties fo:language="de" fo:country="DE" officeooo:rsid="000819da" officeooo:paragraph-rsid="000819da"/>
    </style:style>
    <style:style style:name="T1" style:family="text">
      <style:text-properties officeooo:rsid="000819da"/>
    </style:style>
    <style:style style:name="T2" style:family="text">
      <style:text-properties style:text-underline-style="none"/>
    </style:style>
    <style:style style:name="T3" style:family="text">
      <style:text-properties officeooo:rsid="000a4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vor wir mit der Programmierung begonnen haben, haben wir mit Hilfe eines Klassendiagramms die grundlegende Struktur <text:span text:style-name="T3">f</text:span>estgelegt. (Bild zu erstem Klassendiagramm).</text:p>
      <text:p text:style-name="P1">Hierbei handelt es sich um die Kernfunktionen unseres Projekts, weshal<text:span text:style-name="T3">b</text:span> sich diese Klassen auch im Kern unserer Anwendung befinden und ausschließlich Kopplungen untereinander haben.</text:p>
      <text:p text:style-name="P1">Die Spielebibliothek (GameLibrary) stellt die zentrale Schnittstelle <text:span text:style-name="T3">z</text:span>wischen den Spielen und der Spielau<text:span text:style-name="T3">s</text:span>führung dar. Über diese kann der Nutzer ein entsprechendes Spiel wählen welches für ihn in der dafür vorgesehenen Spielumgebung ausgefüh<text:span text:style-name="T3">r</text:span>t wird. <text:span text:style-name="T1">Ebenso findet über sie der Aufbau des Hauptmenüs statt.</text:span></text:p>
      <text:p text:style-name="P1">Die einzelnen Spiele sind Unterklassen des allgemeinen Spiels (Game). In diesen soll das genaue Verhalten bei Spieleraktionen, <text:span text:style-name="T3">die Spielregeln,</text:span> sowie der Aufbau des Spielfelds definiert sein.</text:p>
      <text:p text:style-name="P2">Wir<text:span text:style-name="T3">d</text:span> ein Spiel gewählt, übergibt die Spielebibleothek das <text:span text:style-name="T2">Spiel</text:span> an den Spielplatz (Playground). Der Spielplatz besitzt Unterklassen welche genauer auf die Vorgehensweise bei einem Spiel einge<text:span text:style-name="T3">h</text:span>en. Es wird dabei zwischen Einzelspieler (Singleplayer) und Mehrspieler (Multiplayer) unterschieden.</text:p>
      <text:p text:style-name="P2">Um ein Spiel zu Spielen wird ein Benutzerkonto (Account) benötigt unter welchem der Spieler seinen Namen speichern kann. </text:p>
      <text:p text:style-name="P2">Hinter diesem befindet sich die Statistik Klasse, welche <text:span text:style-name="T3">U</text:span>nterklassen zu den einzelnen Spielen besitzt. Über diese lassen sich Auswertungen über die b<text:span text:style-name="T3">i</text:span>sherigen Spielergebnisse einsehen, um einen Wettkampf sowohl im Mehr- als auch im Einzelspieler möglich zu mach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16:07:31.956000000</dc:date>
    <meta:editing-duration>PT30M42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7" meta:word-count="204" meta:character-count="1519" meta:non-whitespace-character-count="1321"/>
  </office:meta>
</office:document-meta>
</file>